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D44A91D3CD35159.png" manifest:media-type="image/png"/>
  <manifest:file-entry manifest:full-path="Pictures/10000200000000AB000000AB6EF423A3448D5D88.png" manifest:media-type="image/png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8ec5"/>
    </style:style>
    <style:style style:name="P2" style:family="paragraph" style:parent-style-name="Standard">
      <style:paragraph-properties fo:text-align="start" style:justify-single-word="false"/>
      <style:text-properties officeooo:paragraph-rsid="00198ec5"/>
    </style:style>
    <style:style style:name="P3" style:family="paragraph" style:parent-style-name="Standard">
      <style:paragraph-properties fo:text-align="start" style:justify-single-word="false"/>
      <style:text-properties style:text-position="super 58%" officeooo:paragraph-rsid="00198ec5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98ec5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98ec5"/>
    </style:style>
    <style:style style:name="P6" style:family="paragraph" style:parent-style-name="Standard" style:list-style-name="L2">
      <style:paragraph-properties fo:text-align="start" style:justify-single-word="false"/>
      <style:text-properties style:text-position="0% 100%" officeooo:paragraph-rsid="00198ec5"/>
    </style:style>
    <style:style style:name="P7" style:family="paragraph" style:parent-style-name="Standard" style:list-style-name="L2">
      <style:paragraph-properties fo:line-height="150%" fo:text-align="start" style:justify-single-word="false"/>
      <style:text-properties style:text-position="0% 100%" officeooo:paragraph-rsid="00198ec5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Liberation Serif1"/>
    </style:style>
    <style:style style:name="T4" style:family="text">
      <style:text-properties officeooo:rsid="001b047f"/>
    </style:style>
    <style:style style:name="T5" style:family="text">
      <style:text-properties officeooo:rsid="001bb8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1" style:data-style-name="N0">0.01</text:variable-set>: Scientific Notation</text:p>
      <text:list xml:id="list1968897752603434564" text:style-name="L1">
        <text:list-item>
          <text:p text:style-name="P5">Write the following numbers in scientific notation:</text:p>
        </text:list-item>
      </text:list>
      <text:p text:style-name="P2"><text:tab/>a. 1024<text:span text:style-name="T4">000</text:span> <text:tab/><text:tab/><text:tab/><text:tab/><text:tab/><text:tab/>g. 0.7 kV</text:p>
      <text:p text:style-name="P2"/>
      <text:p text:style-name="P2"/>
      <text:p text:style-name="P2"><text:tab/>b. 0.00<text:span text:style-name="T5">6</text:span>48 <text:tab/><text:tab/><text:tab/><text:tab/><text:tab/><text:tab/>h. -200 m/s</text:p>
      <text:p text:style-name="P2"/>
      <text:p text:style-name="P2"/>
      <text:p text:style-name="P2"><text:tab/>c. 10,000,000 <text:s/><text:tab/><text:tab/><text:tab/><text:tab/><text:tab/>i. -0.0000013 m</text:p>
      <text:p text:style-name="P2"/>
      <text:p text:style-name="P2"/>
      <text:p text:style-name="P2"><text:tab/>d. -15 J <text:tab/><text:tab/><text:tab/><text:tab/><text:tab/><text:tab/>j. -13,000,000,000 Farads</text:p>
      <text:p text:style-name="P2"/>
      <text:p text:style-name="P2"/>
      <text:p text:style-name="P2"><text:tab/>e. 32 N <text:tab/><text:tab/><text:tab/><text:tab/><text:tab/><text:tab/>k. 142,857 s</text:p>
      <text:p text:style-name="P2"/>
      <text:p text:style-name="P2"/>
      <text:p text:style-name="P2"><text:tab/>f. 1 Pa<text:tab/><text:tab/><text:tab/><text:tab/><text:tab/><text:tab/><text:tab/> m. -1 </text:p>
      <text:p text:style-name="P2"/>
      <text:p text:style-name="P2"/>
      <text:p text:style-name="P2">2. Write the following in standard notation:</text:p>
      <text:p text:style-name="P2"/>
      <text:p text:style-name="P2"><text:tab/>a. 5.6 x 10<text:span text:style-name="T1">3</text:span></text:p>
      <text:p text:style-name="P3"/>
      <text:p text:style-name="P2"/>
      <text:p text:style-name="P2"><text:tab/>b. 3.25 x 10<text:span text:style-name="T1">-3</text:span></text:p>
      <text:p text:style-name="P2"/>
      <text:p text:style-name="P2"/>
      <text:p text:style-name="P2"><text:tab/>c. 1.0 x 10<text:span text:style-name="T1">1</text:span></text:p>
      <text:p text:style-name="P2"/>
      <text:p text:style-name="P2"/>
      <text:p text:style-name="P2"><text:tab/>d. 2.997 x 10<text:span text:style-name="T1">8</text:span> m/s <text:s/>(The speed of light in a vacuum)</text:p>
      <text:p text:style-name="P2"/>
      <text:p text:style-name="P2"/>
      <text:p text:style-name="P2"><text:tab/>e. -1.6 x 10<text:span text:style-name="T1">-19</text:span> C (The charge of an electron)</text:p>
      <text:p text:style-name="P2"/>
      <text:p text:style-name="P2"/>
      <text:p text:style-name="P2"><text:tab/>g. 1.0 x 10<text:span text:style-name="T1">100</text:span><text:span text:style-name="T2"> (This quantity is called a googol.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6747004966105433510" text:style-name="L2">
        <text:list-item>
          <text:p text:style-name="P6"><text:soft-page-break/>Write the following in scientific Notation:</text:p>
        </text:list-item>
      </text:list>
      <text:section text:style-name="Sect1" text:name="Section1">
        <text:list xml:id="list203957569611002" text:continue-numbering="true" text:style-name="L2">
          <text:list-item>
            <text:list>
              <text:list-item>
                <text:p text:style-name="P7">15 Gigabytes</text:p>
              </text:list-item>
              <text:list-item>
                <text:p text:style-name="P7">7 cm</text:p>
              </text:list-item>
              <text:list-item>
                <text:p text:style-name="P7">55 <text:span text:style-name="T3">μ</text:span>m</text:p>
              </text:list-item>
              <text:list-item>
                <text:p text:style-name="P7">186 MW</text:p>
              </text:list-item>
              <text:list-item>
                <text:p text:style-name="P7">45 nm</text:p>
              </text:list-item>
              <text:list-item>
                <text:p text:style-name="P7">186 mW</text:p>
              </text:list-item>
            </text:list>
          </text:list-item>
        </text:list>
      </text:section>
      <text:p text:style-name="P4"/>
      <text:p text:style-name="P4"/>
      <text:list xml:id="list203957845510054" text:continue-numbering="true" text:style-name="L2">
        <text:list-item>
          <text:p text:style-name="P6">Solve:</text:p>
          <text:list>
            <text:list-item>
              <text:p text:style-name="P6"><draw:frame draw:style-name="fr2" draw:name="Object1" text:anchor-type="as-char" svg:width="1.6047in" svg:height="0.2201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list xml:id="list203959202958125" text:continue-numbering="true" text:style-name="L2">
        <text:list-item>
          <text:list>
            <text:list-item>
              <text:p text:style-name="P6"><draw:frame draw:style-name="fr2" draw:name="Object2" text:anchor-type="as-char" svg:width="0.8693in" svg:height="0.2201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list xml:id="list203957081977177" text:continue-numbering="true" text:style-name="L2">
        <text:list-item>
          <text:list>
            <text:list-item>
              <text:p text:style-name="P6"><draw:frame draw:style-name="fr2" draw:name="Object3" text:anchor-type="as-char" svg:width="0.6071in" svg:height="0.4402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3957829913856" text:continue-numbering="true" text:style-name="L2">
        <text:list-item>
          <text:list>
            <text:list-item>
              <text:p text:style-name="P6"><draw:frame draw:style-name="fr2" draw:name="Object4" text:anchor-type="as-char" svg:width="1.3807in" svg:height="0.4646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3957436977648" text:continue-numbering="true" text:style-name="L2">
        <text:list-item>
          <text:list>
            <text:list-item>
              <text:p text:style-name="P6"><draw:frame draw:style-name="fr2" draw:name="Object5" text:anchor-type="as-char" svg:width="1.7339in" svg:height="0.4654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3958172945919" text:continue-numbering="true" text:style-name="L2">
        <text:list-item>
          <text:list>
            <text:list-item>
              <text:p text:style-name="P6"><draw:frame draw:style-name="fr2" draw:name="Object6" text:anchor-type="as-char" svg:width="1.5516in" svg:height="0.465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6EF423A3448D5D88.png" xlink:type="simple" xlink:show="embed" xlink:actuate="onLoad"/></draw:frame><draw:frame draw:style-name="Mfr1" draw:name="graphics1" text:anchor-type="paragraph" svg:x="0.0063in" svg:y="-0.4126in" svg:width="0.75in" svg:height="0.8in" draw:z-index="9"><draw:image xlink:href="Pictures/10000201000000EF000001005D44A91D3CD35159.png" xlink:type="simple" xlink:show="embed" xlink:actuate="onLoad"/></draw:frame> <text:s text:c="20"/>Name:<text:tab/><text:tab/><text:date style:data-style-name="N37" text:date-value="2016-08-29T20:39:56.965516847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09:24.474634702</meta:creation-date>
    <meta:editing-duration>PT6M6S</meta:editing-duration>
    <meta:editing-cycles>5</meta:editing-cycles>
    <meta:generator>LibreOffice/5.0.6.2$Linux_X86_64 LibreOffice_project/00$Build-2</meta:generator>
    <dc:date>2016-08-29T20:39:56.936743209</dc:date>
    <meta:document-statistic meta:table-count="0" meta:image-count="2" meta:object-count="6" meta:page-count="2" meta:paragraph-count="31" meta:word-count="142" meta:character-count="709" meta:non-whitespace-character-count="528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n>4.0</mn>
            <mo stretchy="false">×</mo>
            <msup>
              <mn>10</mn>
              <mn>7</mn>
            </msup>
          </mrow>
        </mrow>
        <mo fence="true" stretchy="false">)</mo>
      </mrow>
      <mo stretchy="false">×</mo>
      <mrow>
        <mo fence="true" stretchy="false">(</mo>
        <mrow>
          <mrow>
            <mn>2.0</mn>
            <mo stretchy="false">×</mo>
            <msup>
              <mn>10</mn>
              <mn>5</mn>
            </msup>
          </mrow>
        </mrow>
        <mo fence="true" stretchy="false">)</mo>
      </mrow>
    </mrow>
    <annotation encoding="StarMath 5.0">(4.0 times 10^7) times (2.0 times 10^5)</annotation>
  </semantics>
</math>
</file>

<file path=Object 2/content.xml><?xml version="1.0" encoding="utf-8"?>
<math xmlns="http://www.w3.org/1998/Math/MathML" display="block">
  <semantics>
    <msup>
      <mrow>
        <mo fence="true" stretchy="false">(</mo>
        <mrow>
          <mrow>
            <mn>3.0</mn>
            <mo stretchy="false">×</mo>
            <msup>
              <mn>10</mn>
              <mn>15</mn>
            </msup>
          </mrow>
        </mrow>
        <mo fence="true" stretchy="false">)</mo>
      </mrow>
      <mn>2</mn>
    </msup>
    <annotation encoding="StarMath 5.0">(3.0 times 10^15)^2</annotation>
  </semantics>
</math>
</file>

<file path=Object 3/content.xml><?xml version="1.0" encoding="utf-8"?>
<math xmlns="http://www.w3.org/1998/Math/MathML" display="block">
  <semantics>
    <mfrac>
      <mrow>
        <mn>8</mn>
        <mo stretchy="false">×</mo>
        <msup>
          <mn>10</mn>
          <mn>12</mn>
        </msup>
      </mrow>
      <mrow>
        <mn>4</mn>
        <mo stretchy="false">×</mo>
        <msup>
          <mn>10</mn>
          <mn>5</mn>
        </msup>
      </mrow>
    </mfrac>
    <annotation encoding="StarMath 5.0">{8 times 10^12} over {4 times 10^5}</annotation>
  </semantics>
</math>
</file>

<file path=Object 4/content.xml><?xml version="1.0" encoding="utf-8"?>
<math xmlns="http://www.w3.org/1998/Math/MathML" display="block">
  <semantics>
    <mfrac>
      <mrow>
        <mrow>
          <mo fence="true" stretchy="false">(</mo>
          <mrow>
            <mrow>
              <mn>5</mn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n>7</mn>
              </msup>
            </mrow>
          </mrow>
          <mo fence="true" stretchy="false">)</mo>
        </mrow>
      </mrow>
      <mrow>
        <mo fence="true" stretchy="false">(</mo>
        <mrow>
          <mrow>
            <mrow>
              <mo stretchy="false">−</mo>
              <mn>8</mn>
            </mrow>
            <mo stretchy="false">×</mo>
            <msup>
              <mn>10</mn>
              <mn>15</mn>
            </msup>
          </mrow>
        </mrow>
        <mo fence="true" stretchy="false">)</mo>
      </mrow>
    </mfrac>
    <annotation encoding="StarMath 5.0">(5 times 10^5) times (4 times 10^7) over (-8 times 10^15)</annotation>
  </semantics>
</math>
</file>

<file path=Object 5/content.xml><?xml version="1.0" encoding="utf-8"?>
<math xmlns="http://www.w3.org/1998/Math/MathML" display="block">
  <semantics>
    <mfrac>
      <mrow>
        <mrow>
          <mo fence="true" stretchy="false">(</mo>
          <mrow>
            <mrow>
              <mrow>
                <mo stretchy="false">−</mo>
                <mn>3</mn>
              </mrow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row>
                  <mo stretchy="false">−</mo>
                  <mn>10</mn>
                </mrow>
              </msup>
            </mrow>
          </mrow>
          <mo fence="true" stretchy="false">)</mo>
        </mrow>
      </mrow>
      <mrow>
        <mo fence="true" stretchy="false">(</mo>
        <mrow>
          <mrow>
            <mn>6</mn>
            <mo stretchy="false">×</mo>
            <msup>
              <mn>10</mn>
              <mn>4</mn>
            </msup>
          </mrow>
        </mrow>
        <mo fence="true" stretchy="false">)</mo>
      </mrow>
    </mfrac>
    <annotation encoding="StarMath 5.0">(-3 times 10^5) times (-2 times 10^-10) over (6 times 10^4)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n>8</mn>
              <mo stretchy="false">×</mo>
              <msup>
                <mn>10</mn>
                <mn>13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row>
                  <mo stretchy="false">−</mo>
                  <mn>22</mn>
                </mrow>
              </msup>
            </mrow>
          </mrow>
          <mo fence="true" stretchy="false">)</mo>
        </mrow>
      </mrow>
      <msup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n>4</mn>
              </msup>
            </mrow>
          </mrow>
          <mo fence="true" stretchy="false">)</mo>
        </mrow>
        <mn>4</mn>
      </msup>
    </mfrac>
    <annotation encoding="StarMath 5.0">(8 times 10^13) times (4 times 10^-22) over (-2 times 10^4)^4</annotation>
  </semantics>
</math>
</file>